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ole-draw-aspect="1"/>
    </style:style>
    <style:style style:name="gr3" style:family="graphic">
      <style:graphic-properties draw:visible-area-left="0cm" draw:visible-area-top="0cm" draw:visible-area-width="16.776cm" draw:visible-area-height="11.749cm" draw:ole-draw-aspect="1"/>
    </style:style>
    <style:style style:name="gr4" style:family="graphic">
      <style:graphic-properties draw:visible-area-left="0cm" draw:visible-area-top="0cm" draw:visible-area-width="15.238cm" draw:visible-area-height="12.172cm" draw:ole-draw-aspect="1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29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2.44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0.625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454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943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12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648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983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489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27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381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636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518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387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59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492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89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02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48cm" fo:min-width="0cm" fo:padding-top="0cm" fo:padding-bottom="0cm" fo:padding-left="0cm" fo:padding-right="0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09cm" fo:min-width="0cm" fo:padding-top="0cm" fo:padding-bottom="0cm" fo:padding-left="0cm" fo:padding-right="0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303cm" fo:min-width="0cm" fo:padding-top="0cm" fo:padding-bottom="0cm" fo:padding-left="0cm" fo:padding-right="0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16cm" fo:min-width="0cm" fo:padding-top="0cm" fo:padding-bottom="0cm" fo:padding-left="0cm" fo:padding-right="0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841cm" fo:min-width="0cm" fo:padding-top="0cm" fo:padding-bottom="0cm" fo:padding-left="0cm" fo:padding-right="0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852cm" fo:min-width="0cm" fo:padding-top="0cm" fo:padding-bottom="0cm" fo:padding-left="0cm" fo:padding-right="0cm" fo:wrap-option="wrap" draw:shadow="hidden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49cm" fo:min-width="0cm" fo:padding-top="0cm" fo:padding-bottom="0cm" fo:padding-left="0cm" fo:padding-right="0cm" fo:wrap-option="wrap" draw:shadow="hidden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15cm" fo:min-width="0cm" fo:padding-top="0cm" fo:padding-bottom="0cm" fo:padding-left="0cm" fo:padding-right="0cm" fo:wrap-option="wrap" draw:shadow="hidden" draw:shadow-color="#808080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06cm" fo:min-width="0cm" fo:padding-top="0cm" fo:padding-bottom="0cm" fo:padding-left="0cm" fo:padding-right="0cm" fo:wrap-option="wrap" draw:shadow="hidden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781cm" fo:min-width="0cm" fo:padding-top="0cm" fo:padding-bottom="0cm" fo:padding-left="0cm" fo:padding-right="0cm" fo:wrap-option="wrap" draw:shadow="hidden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599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502cm" fo:line-height="93%" fo:text-indent="0cm"/>
    </style:style>
    <style:style style:name="P5" style:family="paragraph">
      <style:paragraph-properties fo:margin-left="0cm" fo:margin-right="0cm" fo:margin-top="0cm" fo:margin-bottom="0.299cm" fo:text-indent="0cm"/>
    </style:style>
    <style:style style:name="P6" style:family="paragraph">
      <style:paragraph-properties fo:margin-left="0cm" fo:margin-right="0cm" fo:margin-top="0cm" fo:margin-bottom="0.502cm" fo:text-indent="0cm"/>
    </style:style>
    <style:style style:name="P7" style:family="paragraph">
      <style:paragraph-properties fo:margin-left="0cm" fo:margin-right="0cm" fo:margin-top="0cm" fo:margin-bottom="0.101cm" fo:text-indent="0cm"/>
    </style:style>
    <style:style style:name="P8" style:family="paragraph">
      <style:paragraph-properties fo:margin-left="0cm" fo:margin-right="0cm" fo:margin-top="0cm" fo:margin-bottom="0.401cm" fo:text-indent="0cm"/>
    </style:style>
    <style:style style:name="P9" style:family="paragraph">
      <style:paragraph-properties fo:margin-left="1.195cm" fo:margin-right="0cm" fo:margin-top="0cm" fo:margin-bottom="0.502cm" fo:text-indent="-0.9cm"/>
    </style:style>
    <style:style style:name="P10" style:family="paragraph">
      <style:paragraph-properties fo:margin-left="0cm" fo:margin-right="0cm" fo:margin-top="0cm" fo:margin-bottom="0.401cm" fo:line-height="77%" fo:text-indent="0cm"/>
    </style:style>
    <style:style style:name="P11" style:family="paragraph">
      <style:paragraph-properties fo:margin-left="0cm" fo:margin-right="0cm" fo:margin-top="0cm" fo:margin-bottom="0.502cm" fo:line-height="77%" fo:text-indent="0cm"/>
    </style:style>
    <style:style style:name="P12" style:family="paragraph">
      <style:paragraph-properties fo:margin-left="0cm" fo:margin-right="0cm" fo:margin-top="0cm" fo:margin-bottom="0.202cm" fo:text-indent="0cm"/>
    </style:style>
    <style:style style:name="T1" style:family="text">
      <style:text-properties fo:language="en" fo:country="GB"/>
    </style:style>
    <style:style style:name="T2" style:family="text">
      <style:text-properties fo:color="#00ff00" fo:language="en" fo:country="GB" fo:font-weight="bold" style:font-weight-asian="bold" style:font-weight-complex="bold"/>
    </style:style>
    <style:style style:name="T3" style:family="text">
      <style:text-properties fo:color="#00ff00" fo:font-weight="bold" style:font-weight-asian="bold" style:font-weight-complex="bold"/>
    </style:style>
    <style:style style:name="T4" style:family="text">
      <style:text-properties style:text-position="-25% 58%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font-size="28pt" fo:language="en" fo:country="GB" style:font-size-asian="28pt" style:font-size-complex="28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4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4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Osteoporosi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Osteoporosis</text:p>
          </draw:text-box>
        </draw:frame>
        <draw:frame presentation:style-name="pr2" draw:text-style-name="P2" draw:layer="layout" svg:width="23.914cm" svg:height="6.05cm" svg:x="2.059cm" svg:y="9.431cm" presentation:class="subtitle" presentation:user-transformed="true">
          <draw:text-box>
            <text:p text:style-name="P1">Vinod Kurup, MD</text:p>
            <text:p text:style-name="P1">vinod@kurup.com</text:p>
            <text:p text:style-name="P3">December 22nd, 2006</text:p>
            <text:p text:style-name="P3"/>
            <text:p text:style-name="P3">CC-BY-SA</text:p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Definition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Definition</text:p>
          </draw:text-box>
        </draw:frame>
        <draw:frame presentation:style-name="pr5" draw:text-style-name="P2" draw:layer="layout" svg:width="23.91cm" svg:height="7.453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Which of the following patients have a clinical diagnosis of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A) 65 F with nl bone density, but frequent falls</text:span></text:p>
                      </text:list-item>
                      <text:list-item>
                        <text:p text:style-name="P5"><text:span text:style-name="T1">B) 70 M very low bone density, asymptomatic</text:span></text:p>
                      </text:list-item>
                      <text:list-item>
                        <text:p text:style-name="P5"><text:span text:style-name="T1">C) 58 F with a hip fx after minor fall, no BMD</text:span></text:p>
                      </text:list-item>
                      <text:list-item>
                        <text:p text:style-name="P5"><text:span text:style-name="T1">D) 39 M with hip fx after major MVA, no B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Definition</text:p>
          </draw:text-box>
        </draw:frame>
        <draw:frame presentation:style-name="pr5" draw:text-style-name="P2" draw:layer="layout" svg:width="23.91cm" svg:height="7.453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Which of the following patients have a clinical diagnosis of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A) 65 F with nl bone density, but frequent falls</text:span></text:p>
                      </text:list-item>
                      <text:list-item>
                        <text:p text:style-name="P5"><text:span text:style-name="T2">B) 70 M very low bone density, asymptomatic</text:span></text:p>
                      </text:list-item>
                      <text:list-item>
                        <text:p text:style-name="P5"><text:span text:style-name="T2">C) 58 F with a hip fx after minor fall, no BMD</text:span></text:p>
                      </text:list-item>
                      <text:list-item>
                        <text:p text:style-name="P5"><text:span text:style-name="T1">D) 39 M with hip fx after major MVA, no B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97cm" svg:height="10.478cm" svg:x="3.81cm" svg:y="2.121cm" draw:page-number="3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Definition</text:p>
          </draw:text-box>
        </draw:frame>
        <draw:frame presentation:style-name="pr6" draw:text-style-name="P2" draw:layer="layout" svg:width="23.914cm" svg:height="2.942cm" svg:x="2.059cm" svg:y="5.838cm" presentation:class="outline" presentation:user-transformed="true">
          <draw:text-box>
            <text:list text:style-name="L2">
              <text:list-item>
                <text:p text:style-name="P4">Reduction in bone mass</text:p>
              </text:list-item>
              <text:list-item>
                <text:p text:style-name="P6">Presence of a fragility fracture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Key Points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Key Points</text:p>
          </draw:text-box>
        </draw:frame>
        <draw:frame presentation:style-name="pr7" draw:text-style-name="P2" draw:layer="layout" svg:width="23.914cm" svg:height="4.119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Don't treat the T-score, treat the fracture risk</text:span></text:p>
              </text:list-item>
              <text:list-item>
                <text:p text:style-name="P6"><text:span text:style-name="T1">Nonpharmacologic measures are very effectiv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Epidemiology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<text:span text:style-name="T1">Epidemiology</text:span></text:p>
          </draw:text-box>
        </draw:frame>
        <draw:frame presentation:style-name="pr8" draw:text-style-name="P2" draw:layer="layout" svg:width="23.91cm" svg:height="11.647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What percent of white women will have osteoporosis by the age of 80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">A) 10 %</text:span></text:p>
                              </text:list-item>
                              <text:list-item>
                                <text:p text:style-name="P7"><text:span text:style-name="T1">B) 30 %</text:span></text:p>
                              </text:list-item>
                              <text:list-item>
                                <text:p text:style-name="P7"><text:span text:style-name="T1">C) 50 %</text:span></text:p>
                              </text:list-item>
                              <text:list-item>
                                <text:p text:style-name="P7"><text:span text:style-name="T1">D) 70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1">Which type of fractures are associated with the most mortality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">A) Vertebral</text:span></text:p>
                              </text:list-item>
                              <text:list-item>
                                <text:p text:style-name="P7"><text:span text:style-name="T1">B) Hip</text:span></text:p>
                              </text:list-item>
                              <text:list-item>
                                <text:p text:style-name="P7"><text:span text:style-name="T1">C) Colles' fractur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6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<text:span text:style-name="T1">Epidemiology</text:span></text:p>
          </draw:text-box>
        </draw:frame>
        <draw:frame presentation:style-name="pr8" draw:text-style-name="P2" draw:layer="layout" svg:width="23.91cm" svg:height="11.647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What percent of white women will have osteoporosis by the age of 80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">A) 10 %</text:span></text:p>
                              </text:list-item>
                              <text:list-item>
                                <text:p text:style-name="P7"><text:span text:style-name="T1">B) 30 %</text:span></text:p>
                              </text:list-item>
                              <text:list-item>
                                <text:p text:style-name="P7"><text:span text:style-name="T1">C) 50 %</text:span></text:p>
                              </text:list-item>
                              <text:list-item>
                                <text:p text:style-name="P7"><text:span text:style-name="T2">D) 70 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1">Which type of fractures are associated with the most mortality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">A) Vertebral</text:span></text:p>
                              </text:list-item>
                              <text:list-item>
                                <text:p text:style-name="P7"><text:span text:style-name="T2">B) Hip</text:span></text:p>
                              </text:list-item>
                              <text:list-item>
                                <text:p text:style-name="P7"><text:span text:style-name="T1">C) Colles' fractur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7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<text:span text:style-name="T1">Epidemiology</text:span></text:p>
          </draw:text-box>
        </draw:frame>
        <draw:frame presentation:style-name="pr9" draw:text-style-name="P2" draw:layer="layout" svg:width="23.914cm" svg:height="7.982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8 million women, 2 million men in U.S.</text:span></text:p>
              </text:list-item>
              <text:list-item>
                <text:p text:style-name="P6"><text:span text:style-name="T1">Another 18-30 million with osteopenia</text:span></text:p>
              </text:list-item>
              <text:list-item>
                <text:p text:style-name="P6"><text:span text:style-name="T1">70% of white women at age 80</text:span></text:p>
              </text:list-item>
              <text:list-item>
                <text:p text:style-name="P6"><text:span text:style-name="T1">1.5 million fractures per year (300K hip)</text:span></text:p>
              </text:list-item>
              <text:list-item>
                <text:p text:style-name="P6"><text:span text:style-name="T1">Hip Fx – 5-20% mortality within 1 year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thophysiology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<text:span text:style-name="T1">Pathophysiology</text:span></text:p>
          </draw:text-box>
        </draw:frame>
        <draw:frame presentation:style-name="pr9" draw:text-style-name="P2" draw:layer="layout" svg:width="23.914cm" svg:height="7.982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Bone resorption / Bone formation balance</text:span></text:p>
              </text:list-item>
              <text:list-item>
                <text:p text:style-name="P6"><text:span text:style-name="T1">Favors formation until age 30-45</text:span></text:p>
              </text:list-item>
              <text:list-item>
                <text:p text:style-name="P6"><text:span text:style-name="T1">Type I – postmenopausal (ages 50-70)</text:span></text:p>
              </text:list-item>
              <text:list-item>
                <text:p text:style-name="P6"><text:span text:style-name="T1">Type II – senile (ages 70+)</text:span></text:p>
              </text:list-item>
              <text:list-item>
                <text:p text:style-name="P6"><text:span text:style-name="T1">Type III - secondary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<text:span text:style-name="T1">Pathophysiology</text:span></text:p>
          </draw:text-box>
        </draw:frame>
        <draw:frame presentation:style-name="pr10" draw:text-style-name="P2" draw:layer="layout" svg:width="23.91cm" svg:height="7.488cm" svg:x="2.059cm" svg:y="5.838cm" presentation:class="outline" presentation:user-transformed="true">
          <draw:text-box>
            <text:list text:style-name="L2">
              <text:list-item>
                <text:p text:style-name="P4">2 factors dictate the development of OP</text:p>
              </text:list-item>
            </text:list>
            <text:list text:style-name="L3">
              <text:list-item>
                <text:list>
                  <text:list-item>
                    <text:p text:style-name="P8">Peak bone mass achieved</text:p>
                  </text:list-item>
                  <text:list-item>
                    <text:p text:style-name="P8">Rate of bone loss</text:p>
                  </text:list-item>
                </text:list>
              </text:list-item>
            </text:list>
            <text:list text:style-name="L2">
              <text:list-item>
                <text:p text:style-name="P6">Attack one of these factors to prevent OP</text:p>
              </text:list-item>
            </text:list>
            <text:p text:style-name="P9"/>
          </draw:text-box>
        </draw:frame>
        <presentation:notes draw:style-name="dp4">
          <draw:page-thumbnail draw:layer="layout" svg:width="13.97cm" svg:height="10.478cm" svg:x="3.81cm" svg:y="2.121cm" draw:page-number="10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Diagnosis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Diagnosis</text:p>
          </draw:text-box>
        </draw:frame>
        <draw:frame presentation:style-name="pr5" draw:text-style-name="P2" draw:layer="layout" svg:width="23.91cm" svg:height="7.453cm" svg:x="2.059cm" svg:y="5.837cm" presentation:class="outline" presentation:user-transformed="true">
          <draw:text-box>
            <text:list text:style-name="L2">
              <text:list-item>
                <text:p text:style-name="P4">Which is the correct criteria to diagnose osteoporosis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) Z score of -2.5 or lower</text:p>
                      </text:list-item>
                      <text:list-item>
                        <text:p text:style-name="P5">B) T score of -2.5 or lower</text:p>
                      </text:list-item>
                      <text:list-item>
                        <text:p text:style-name="P5">C) T score of -1.5 to -2.5</text:p>
                      </text:list-item>
                      <text:list-item>
                        <text:p text:style-name="P5">D) combination of B and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97cm" svg:height="10.478cm" svg:x="3.81cm" svg:y="2.121cm" draw:page-number="11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Diagnosis</text:p>
          </draw:text-box>
        </draw:frame>
        <draw:frame presentation:style-name="pr5" draw:text-style-name="P2" draw:layer="layout" svg:width="23.91cm" svg:height="7.453cm" svg:x="2.059cm" svg:y="5.837cm" presentation:class="outline" presentation:user-transformed="true">
          <draw:text-box>
            <text:list text:style-name="L2">
              <text:list-item>
                <text:p text:style-name="P4">Which is the correct criteria to diagnose osteoporosis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) Z score of -2.5 or lower</text:p>
                      </text:list-item>
                      <text:list-item>
                        <text:p text:style-name="P5"><text:span text:style-name="T3">B) T score of -2.5 or lower</text:span></text:p>
                      </text:list-item>
                      <text:list-item>
                        <text:p text:style-name="P5">C) T score of -1.5 to -2.5</text:p>
                      </text:list-item>
                      <text:list-item>
                        <text:p text:style-name="P5">D) combination of B and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97cm" svg:height="10.478cm" svg:x="3.81cm" svg:y="2.121cm" draw:page-number="12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Diagnosis</text:p>
          </draw:text-box>
        </draw:frame>
        <draw:frame presentation:style-name="pr11" draw:text-style-name="P2" draw:layer="layout" svg:width="23.914cm" svg:height="12.026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DeXA is gold standard</text:span></text:p>
              </text:list-item>
              <text:list-item>
                <text:p text:style-name="P6"><text:span text:style-name="T1">Bone density is compared on a bell curve to give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T score – comparison to young adults</text:span></text:p>
                  </text:list-item>
                  <text:list-item>
                    <text:p text:style-name="P8"><text:span text:style-name="T1">Z score – comparison to age-matched adult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Both are race &amp; gender matched</text:span></text:p>
              </text:list-item>
              <text:list-item>
                <text:p text:style-name="P6"><text:span text:style-name="T1">Osteoporosis: T score &lt; -2.5</text:span></text:p>
              </text:list-item>
              <text:list-item>
                <text:p text:style-name="P6"><text:span text:style-name="T1">Osteopenia: T score -1.5 to -2.5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Other diagnostic tests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Other diagnostic tests</text:p>
          </draw:text-box>
        </draw:frame>
        <draw:frame presentation:style-name="pr12" draw:text-style-name="P2" draw:layer="layout" svg:width="23.914cm" svg:height="5.38cm" svg:x="2.059cm" svg:y="5.838cm" presentation:class="outline" presentation:user-transformed="true">
          <draw:text-box>
            <text:list text:style-name="L2">
              <text:list-item>
                <text:p text:style-name="P4">CT – more expensive, more radiation, less reproducibility</text:p>
              </text:list-item>
              <text:list-item>
                <text:p text:style-name="P6">US – lower cost, not widely used yet. Less accurate.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Who to screen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Who to screen</text:p>
          </draw:text-box>
        </draw:frame>
        <draw:frame presentation:style-name="pr13" draw:text-style-name="P2" draw:layer="layout" svg:width="23.91cm" svg:height="8.635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Which of the following patients should be screened for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A) 70 F with no medical problems</text:span></text:p>
                      </text:list-item>
                      <text:list-item>
                        <text:p text:style-name="P5"><text:span text:style-name="T1">B) 57 F thin postmenopausal smoker</text:span></text:p>
                      </text:list-item>
                      <text:list-item>
                        <text:p text:style-name="P5"><text:span text:style-name="T1">C) 50 F with Colles fracture after minor fall</text:span></text:p>
                      </text:list-item>
                      <text:list-item>
                        <text:p text:style-name="P5"><text:span text:style-name="T1">D) 37 F premenopausal with bone pain</text:span></text:p>
                      </text:list-item>
                      <text:list-item>
                        <text:p text:style-name="P5"><text:span text:style-name="T1">E) 58 M with incidental vertebral fx noted on CX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5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Who to screen</text:p>
          </draw:text-box>
        </draw:frame>
        <draw:frame presentation:style-name="pr14" draw:text-style-name="P2" draw:layer="layout" svg:width="23.91cm" svg:height="9.517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Which of the following patients should be screened for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) 70 F with no medical problems</text:span></text:p>
                      </text:list-item>
                      <text:list-item>
                        <text:p text:style-name="P5"><text:span text:style-name="T2">B) 57 F thin postmenopausal smoker</text:span></text:p>
                      </text:list-item>
                      <text:list-item>
                        <text:p text:style-name="P5"><text:span text:style-name="T2">C) 50 F with Colles fracture after minor fall</text:span></text:p>
                      </text:list-item>
                      <text:list-item>
                        <text:p text:style-name="P5"><text:span text:style-name="T1">D) 37 F premenopausal with bone pain</text:span></text:p>
                      </text:list-item>
                      <text:list-item>
                        <text:p text:style-name="P5"><text:span text:style-name="T2">E) 58 M with incidental vertebral fx noted on CX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6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Who to screen</text:p>
          </draw:text-box>
        </draw:frame>
        <draw:frame presentation:style-name="pr15" draw:text-style-name="P2" draw:layer="layout" svg:width="23.914cm" svg:height="11.386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All males and females over the age of 65</text:span></text:p>
              </text:list-item>
              <text:list-item>
                <text:p text:style-name="P6"><text:span text:style-name="T1">Younger patients if they have fracture risk facto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*** Low body weight (&lt; 70 kg)</text:span></text:p>
                  </text:list-item>
                  <text:list-item>
                    <text:p text:style-name="P8"><text:span text:style-name="T1">Prior fracture</text:span></text:p>
                  </text:list-item>
                  <text:list-item>
                    <text:p text:style-name="P8"><text:span text:style-name="T1">FH osteoporotic fracture</text:span></text:p>
                  </text:list-item>
                  <text:list-item>
                    <text:p text:style-name="P8"><text:span text:style-name="T1">Chronic diseases which increase fall risk</text:span></text:p>
                  </text:list-item>
                  <text:list-item>
                    <text:p text:style-name="P8"><text:span text:style-name="T1">smoking, physical inactivity, alcohol, caffein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Who to screen for secondary causes" draw:style-name="dp1" draw:master-page-name="Default" presentation:presentation-page-layout-name="AL2T1">
        <draw:frame presentation:style-name="pr16" draw:text-style-name="P2" draw:layer="layout" svg:width="23.914cm" svg:height="3.463cm" svg:x="2.059cm" svg:y="1.766cm" presentation:class="title" presentation:user-transformed="true">
          <draw:text-box>
            <text:p text:style-name="P1">Who to screen for secondary causes</text:p>
          </draw:text-box>
        </draw:frame>
        <draw:frame presentation:style-name="pr17" draw:text-style-name="P2" draw:layer="layout" svg:width="23.914cm" svg:height="10.491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Search for secondary causes of OP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T score &lt; -2.0</text:span></text:p>
                  </text:list-item>
                  <text:list-item>
                    <text:p text:style-name="P8"><text:span text:style-name="T1">History of minimal trauma fracture</text:span></text:p>
                  </text:list-item>
                  <text:list-item>
                    <text:p text:style-name="P8"><text:span text:style-name="T1">Physical evidence of vertebral fracture:</text:span></text:p>
                    <text:list>
                      <text:list-item>
                        <text:p text:style-name="P5"><text:span text:style-name="T1">Loss of height &gt; 2 inches</text:span></text:p>
                      </text:list-item>
                      <text:list-item>
                        <text:p text:style-name="P5"><text:span text:style-name="T1">Wall-occiput distance &gt; 0 inches</text:span></text:p>
                      </text:list-item>
                      <text:list-item>
                        <text:p text:style-name="P5"><text:span text:style-name="T1">Rib-pelvis distance &lt; 2 fingerbreadths</text:span></text:p>
                      </text:list-item>
                      <text:list-item>
                        <text:p text:style-name="P5"><text:span text:style-name="T1">Fewer than 20 tee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Secondary causes of OP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Secondary causes of OP</text:p>
          </draw:text-box>
        </draw:frame>
        <draw:frame presentation:style-name="pr5" draw:text-style-name="P2" draw:layer="layout" svg:width="23.91cm" svg:height="7.453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Which of the following is not a secondary cause of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A) Hyperthyrodisim</text:span></text:p>
                      </text:list-item>
                      <text:list-item>
                        <text:p text:style-name="P5"><text:span text:style-name="T1">B) Hypogonadism</text:span></text:p>
                      </text:list-item>
                      <text:list-item>
                        <text:p text:style-name="P5"><text:span text:style-name="T1">C) Hypertension</text:span></text:p>
                      </text:list-item>
                      <text:list-item>
                        <text:p text:style-name="P5"><text:span text:style-name="T1">D) Steroid u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9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Secondary causes of OP</text:p>
          </draw:text-box>
        </draw:frame>
        <draw:frame presentation:style-name="pr5" draw:text-style-name="P2" draw:layer="layout" svg:width="23.91cm" svg:height="7.453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Which of the following is not a secondary cause of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A) Hyperthyrodisim</text:span></text:p>
                      </text:list-item>
                      <text:list-item>
                        <text:p text:style-name="P5"><text:span text:style-name="T1">B) Hypogonadism</text:span></text:p>
                      </text:list-item>
                      <text:list-item>
                        <text:p text:style-name="P5"><text:span text:style-name="T2">C) Hypertension</text:span></text:p>
                      </text:list-item>
                      <text:list-item>
                        <text:p text:style-name="P5"><text:span text:style-name="T1">D) Steroid u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0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Secondary causes of OP</text:p>
          </draw:text-box>
        </draw:frame>
        <draw:frame presentation:style-name="pr18" draw:text-style-name="P2" draw:layer="layout" svg:width="23.914cm" svg:height="13.988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Endocrin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Hypogonadism, hyperthyroidism, DM type I, cushings, hyperparathyroidism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">Nutritional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Malabsorption, vit D deficiency, Ca deficiency, EtOH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">Med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STEROIDS, thyroxine, anticonvulsants, loop diuretic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">Other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COPD, RA, Multiple myeloma, CK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Secondary search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Secondary search</text:p>
          </draw:text-box>
        </draw:frame>
        <draw:frame presentation:style-name="pr19" draw:text-style-name="P2" draw:layer="layout" svg:width="23.914cm" svg:height="12.101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Ca, Phos, Protein/Albumin, Alk Phos, creatinine</text:span></text:p>
              </text:list-item>
              <text:list-item>
                <text:p text:style-name="P6"><text:span text:style-name="T1">CBC</text:span></text:p>
              </text:list-item>
              <text:list-item>
                <text:p text:style-name="P6"><text:span text:style-name="T1">TSH</text:span></text:p>
              </text:list-item>
              <text:list-item>
                <text:p text:style-name="P6"><text:span text:style-name="T1">25-hydroxyvitamin D</text:span></text:p>
              </text:list-item>
              <text:list-item>
                <text:p text:style-name="P6"><text:span text:style-name="T1">Testosterone (men)</text:span></text:p>
              </text:list-item>
              <text:list-item>
                <text:p text:style-name="P6"><text:span text:style-name="T1">Consider: PTH, Urinary calcium, Urinary cortisol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Nonpharmacologic measures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<text:span text:style-name="T1">Nonpharmacologic measures</text:span></text:p>
          </draw:text-box>
        </draw:frame>
        <draw:frame presentation:style-name="pr20" draw:text-style-name="P2" draw:layer="layout" svg:width="23.914cm" svg:height="7.479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Stop smoking</text:span></text:p>
              </text:list-item>
              <text:list-item>
                <text:p text:style-name="P6"><text:span text:style-name="T1">Treat fall risks: EtOH use, nocturia, vision, safety issues</text:span></text:p>
              </text:list-item>
              <text:list-item>
                <text:p text:style-name="P6"><text:span text:style-name="T1">Exercise – mostly by increasing coordination</text:span></text:p>
              </text:list-item>
              <text:list-item>
                <text:p text:style-name="P6"><text:span text:style-name="T1">Protective pad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Calcium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Calcium</text:p>
          </draw:text-box>
        </draw:frame>
        <draw:frame presentation:style-name="pr21" draw:text-style-name="P2" draw:layer="layout" svg:width="23.91cm" svg:height="5.089cm" svg:x="2.059cm" svg:y="5.837cm" presentation:class="outline" presentation:user-transformed="true">
          <draw:text-box>
            <text:list text:style-name="L2">
              <text:list-item>
                <text:p text:style-name="P4">We prefer calcium intake to be from diet rather than supplement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) True</text:p>
                      </text:list-item>
                      <text:list-item>
                        <text:p text:style-name="P5">B) Fal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4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Calcium</text:p>
          </draw:text-box>
        </draw:frame>
        <draw:frame presentation:style-name="pr21" draw:text-style-name="P2" draw:layer="layout" svg:width="23.91cm" svg:height="5.089cm" svg:x="2.059cm" svg:y="5.837cm" presentation:class="outline" presentation:user-transformed="true">
          <draw:text-box>
            <text:list text:style-name="L2">
              <text:list-item>
                <text:p text:style-name="P4">We prefer calcium intake to be from diet rather than supplement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A) True</text:span></text:p>
                      </text:list-item>
                      <text:list-item>
                        <text:p text:style-name="P5">B) Fal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5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Calcium</text:p>
          </draw:text-box>
        </draw:frame>
        <draw:frame presentation:style-name="pr22" draw:text-style-name="P2" draw:layer="layout" svg:width="23.914cm" svg:height="6.302cm" svg:x="2.059cm" svg:y="5.838cm" presentation:class="outline" presentation:user-transformed="true">
          <draw:text-box>
            <text:list text:style-name="L2">
              <text:list-item>
                <text:p text:style-name="P4">RDA is 1000-1200 mg</text:p>
              </text:list-item>
              <text:list-item>
                <text:p text:style-name="P6">Average intake is 600-800 mg</text:p>
              </text:list-item>
              <text:list-item>
                <text:p text:style-name="P6">Preferred from dietary sources</text:p>
              </text:list-item>
              <text:list-item>
                <text:p text:style-name="P6">Take CaCO<text:span text:style-name="T4">3</text:span> with food (needs acid to absorb)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Vitamin D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Vitamin D</text:p>
          </draw:text-box>
        </draw:frame>
        <draw:frame presentation:style-name="pr23" draw:text-style-name="P2" draw:layer="layout" svg:width="23.914cm" svg:height="9.159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Deficiency is prevalent</text:span></text:p>
              </text:list-item>
              <text:list-item>
                <text:p text:style-name="P6"><text:span text:style-name="T1">Recommendations 200 to 600 IU daily</text:span></text:p>
              </text:list-item>
              <text:list-item>
                <text:p text:style-name="P6"><text:span text:style-name="T1">MVI has 400 IU</text:span></text:p>
              </text:list-item>
              <text:list-item>
                <text:p text:style-name="P6"><text:span text:style-name="T1">Safe and effective</text:span></text:p>
              </text:list-item>
              <text:list-item>
                <text:p text:style-name="P6"><text:span text:style-name="T1">Vit D + Calcium decrease fracture risk by 30%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Meds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Meds</text:p>
          </draw:text-box>
        </draw:frame>
        <draw:frame presentation:style-name="pr13" draw:text-style-name="P2" draw:layer="layout" svg:width="23.91cm" svg:height="8.635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After Calcium and Vitamin D, the first line treatment for osteoporosis i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A) Bisphosphonates</text:span></text:p>
                      </text:list-item>
                      <text:list-item>
                        <text:p text:style-name="P5"><text:span text:style-name="T1">B) HRT</text:span></text:p>
                      </text:list-item>
                      <text:list-item>
                        <text:p text:style-name="P5"><text:span text:style-name="T1">C) Raloxifene</text:span></text:p>
                      </text:list-item>
                      <text:list-item>
                        <text:p text:style-name="P5"><text:span text:style-name="T1">D) Calcitonin</text:span></text:p>
                      </text:list-item>
                      <text:list-item>
                        <text:p text:style-name="P5"><text:span text:style-name="T1">E) A or 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8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Meds</text:p>
          </draw:text-box>
        </draw:frame>
        <draw:frame presentation:style-name="pr13" draw:text-style-name="P2" draw:layer="layout" svg:width="23.91cm" svg:height="8.635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After Calcium and Vitamin D, the first line treatment for osteoporosis i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) Bisphosphonates</text:span></text:p>
                      </text:list-item>
                      <text:list-item>
                        <text:p text:style-name="P5"><text:span text:style-name="T1">B) HRT</text:span></text:p>
                      </text:list-item>
                      <text:list-item>
                        <text:p text:style-name="P5"><text:span text:style-name="T1">C) Raloxifene</text:span></text:p>
                      </text:list-item>
                      <text:list-item>
                        <text:p text:style-name="P5"><text:span text:style-name="T1">D) Calcitonin</text:span></text:p>
                      </text:list-item>
                      <text:list-item>
                        <text:p text:style-name="P5"><text:span text:style-name="T1">E) A or 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9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Bisphosphonates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<text:span text:style-name="T1">Bisphosphonates</text:span></text:p>
          </draw:text-box>
        </draw:frame>
        <draw:frame presentation:style-name="pr24" draw:text-style-name="P2" draw:layer="layout" svg:width="23.914cm" svg:height="10.84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Decrease fracture risk by 50%</text:span></text:p>
              </text:list-item>
              <text:list-item>
                <text:p text:style-name="P6"><text:span text:style-name="T1">Administration instructions</text:span></text:p>
              </text:list-item>
              <text:list-item>
                <text:p text:style-name="P6"><text:span text:style-name="T1">Overall GI side effects equal to placebo</text:span></text:p>
              </text:list-item>
              <text:list-item>
                <text:p text:style-name="P6"><text:span text:style-name="T1">Alendronate 70 mg weekly</text:span><text:span text:style-name="T1"><text:line-break/></text:span><text:span text:style-name="T1">Risedronate 35 mg weekly</text:span></text:p>
              </text:list-item>
              <text:list-item>
                <text:p text:style-name="P6"><text:span text:style-name="T1">Safe long term, but do they remain effective?</text:span></text:p>
              </text:list-item>
              <text:list-item>
                <text:p text:style-name="P6"><text:span text:style-name="T1">Osteonecrosis of jaw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Others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Others</text:p>
          </draw:text-box>
        </draw:frame>
        <draw:frame presentation:style-name="pr25" draw:text-style-name="P2" draw:layer="layout" svg:width="23.914cm" svg:height="8.851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Estrogen: WHI study makes this less attractive</text:span></text:p>
              </text:list-item>
              <text:list-item>
                <text:p text:style-name="P6"><text:span text:style-name="T1">Raloxifene: doesn't decrease hip fx rat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Side effects similar to estroge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Calcitonin: little proven benefi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May have analgesic effect on bone pa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NNT to prevent Vertebral Fx (over 2 years)" draw:style-name="dp1" draw:master-page-name="Default" presentation:presentation-page-layout-name="AL3T8">
        <draw:frame presentation:style-name="pr26" draw:text-style-name="P2" draw:layer="layout" svg:width="23.914cm" svg:height="3.149cm" svg:x="2.059cm" svg:y="1.923cm" presentation:class="title" presentation:user-transformed="true">
          <draw:text-box>
            <text:p text:style-name="P1"><text:span text:style-name="T1">NNT to prevent Vertebral Fx</text:span><text:span text:style-name="T1"><text:line-break/></text:span><text:span text:style-name="T5">(over 2 years)</text:span></text:p>
          </draw:text-box>
        </draw:frame>
        <draw:frame draw:style-name="gr2" draw:layer="layout" svg:width="24.426cm" svg:height="13.216cm" svg:x="2.059cm" svg:y="5.8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Treatment Guidelines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Treatment Guidelines</text:p>
          </draw:text-box>
        </draw:frame>
        <draw:frame presentation:style-name="pr27" draw:text-style-name="P2" draw:layer="layout" svg:width="23.914cm" svg:height="12.414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Age &lt; 75, treat if T-score &lt; -2.5</text:span></text:p>
              </text:list-item>
              <text:list-item>
                <text:p text:style-name="P6"><text:span text:style-name="T1">Age &gt; 75, treat if T-score &lt; -2.0</text:span></text:p>
              </text:list-item>
              <text:list-item>
                <text:p text:style-name="P6"><text:span text:style-name="T1">If T-scores don't dictate treatment, still treat if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Low impact or vertebral fx by history, exam</text:span></text:p>
                  </text:list-item>
                  <text:list-item>
                    <text:p text:style-name="P8"><text:span text:style-name="T1">Other significant risks</text:span></text:p>
                    <text:list>
                      <text:list-item>
                        <text:p text:style-name="P5"><text:span text:style-name="T1">Steroid use</text:span></text:p>
                      </text:list-item>
                      <text:list-item>
                        <text:p text:style-name="P5"><text:span text:style-name="T1">Smoker</text:span></text:p>
                      </text:list-item>
                      <text:list-item>
                        <text:p text:style-name="P5"><text:span text:style-name="T1">Conditions creating a fall ri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http://courses.washington.edu/bonephys/opTZconvert.html" draw:style-name="dp1" draw:master-page-name="Default" presentation:presentation-page-layout-name="AL4T11">
        <draw:frame presentation:style-name="pr28" draw:text-style-name="P2" draw:layer="layout" svg:width="23.91cm" svg:height="2.206cm" svg:x="2.059cm" svg:y="2.389cm" presentation:class="title" presentation:user-transformed="true">
          <draw:text-box>
            <text:p text:style-name="P1"><text:span text:style-name="T6">http://courses.washington.edu/bonephys/opTZconvert.html</text:span></text:p>
          </draw:text-box>
        </draw:frame>
        <draw:frame draw:style-name="gr3" draw:layer="layout" svg:width="18.887cm" svg:height="13.225cm" svg:x="4.568cm" svg:y="5.83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layer="layout" svg:width="13.97cm" svg:height="10.478cm" svg:x="3.81cm" svg:y="2.121cm" draw:page-number="34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Results" draw:style-name="dp1" draw:master-page-name="Default" presentation:presentation-page-layout-name="AL4T1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Results</text:p>
          </draw:text-box>
        </draw:frame>
        <draw:frame draw:style-name="gr4" draw:layer="layout" svg:width="16.558cm" svg:height="13.225cm" svg:x="5.733cm" svg:y="5.838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layer="layout" svg:width="13.97cm" svg:height="10.478cm" svg:x="3.81cm" svg:y="2.121cm" draw:page-number="35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Monitoring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Monitoring</text:p>
          </draw:text-box>
        </draw:frame>
        <draw:frame presentation:style-name="pr29" draw:text-style-name="P2" draw:layer="layout" svg:width="23.91cm" svg:height="8.78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You've diagnosed a patient with osteoporosis. How should you follow this patient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">A) Repeat DeXA in 1 year</text:span></text:p>
                          </text:list-item>
                          <text:list-item>
                            <text:p text:style-name="P12"><text:span text:style-name="T1">B) Repeat DeXA in 2-3 years</text:span></text:p>
                          </text:list-item>
                          <text:list-item>
                            <text:p text:style-name="P12"><text:span text:style-name="T1">C) Measure N-telopeptide at baseline and repeat q 6 months</text:span></text:p>
                          </text:list-item>
                          <text:list-item>
                            <text:p text:style-name="P12"><text:span text:style-name="T1">D) Just monitor for medication tolerance, side effects</text:span></text:p>
                          </text:list-item>
                          <text:list-item>
                            <text:p text:style-name="P12"><text:span text:style-name="T1">E) Any of the ab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97cm" svg:height="10.478cm" svg:x="3.81cm" svg:y="2.121cm" draw:page-number="36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2" draw:layer="layout" svg:width="23.91cm" svg:height="1.732cm" svg:x="2.059cm" svg:y="2.626cm" presentation:class="title" presentation:user-transformed="true">
          <draw:text-box>
            <text:p text:style-name="P1">Monitoring</text:p>
          </draw:text-box>
        </draw:frame>
        <draw:frame presentation:style-name="pr29" draw:text-style-name="P2" draw:layer="layout" svg:width="23.91cm" svg:height="8.78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You've diagnosed a patient with osteoporosis. How should you follow this patient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">A) Repeat DeXA in 1 year</text:span></text:p>
                          </text:list-item>
                          <text:list-item>
                            <text:p text:style-name="P12"><text:span text:style-name="T1">B) Repeat DeXA in 2-3 years</text:span></text:p>
                          </text:list-item>
                          <text:list-item>
                            <text:p text:style-name="P12"><text:span text:style-name="T1">C) Measure N-telopeptide at baseline and repeat q 6 months</text:span></text:p>
                          </text:list-item>
                          <text:list-item>
                            <text:p text:style-name="P12"><text:span text:style-name="T1">D) Just monitor for medication tolerance, side effects</text:span></text:p>
                          </text:list-item>
                          <text:list-item>
                            <text:p text:style-name="P12"><text:span text:style-name="T2">E) Any of the ab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97cm" svg:height="10.478cm" svg:x="3.81cm" svg:y="2.121cm" draw:page-number="37"/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Monitoring</text:p>
          </draw:text-box>
        </draw:frame>
        <draw:frame presentation:style-name="pr24" draw:text-style-name="P2" draw:layer="layout" svg:width="23.914cm" svg:height="10.84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Monitor treatment with repeat DeXA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1 year in high risk patients</text:span></text:p>
                  </text:list-item>
                  <text:list-item>
                    <text:p text:style-name="P8"><text:span text:style-name="T1">2-3 years in lower risk patient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Remodeling markers not useful clinically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Urinary N-telopeptide, Bone alkaline phosphatase</text:span></text:p>
                  </text:list-item>
                  <text:list-item>
                    <text:p text:style-name="P8"><text:span text:style-name="T1">Check at initiation of treatment and 4-6 months lat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Questions to be answered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Questions to be answered</text:p>
          </draw:text-box>
        </draw:frame>
        <draw:frame presentation:style-name="pr30" draw:text-style-name="P2" draw:layer="layout" svg:width="23.914cm" svg:height="11.598cm" svg:x="2.059cm" svg:y="5.838cm" presentation:class="outline" presentation:user-transformed="true">
          <draw:text-box>
            <text:list text:style-name="L2">
              <text:list-item>
                <text:p text:style-name="P4"><text:span text:style-name="T1">Relatively young patients with osteopenia – treat?</text:span></text:p>
              </text:list-item>
              <text:list-item>
                <text:p text:style-name="P6"><text:span text:style-name="T1">When to stop treatment?</text:span></text:p>
              </text:list-item>
              <text:list-item>
                <text:p text:style-name="P6"><text:span text:style-name="T1">Long term risks of bisphosphonates</text:span></text:p>
              </text:list-item>
              <text:list-item>
                <text:p text:style-name="P6"><text:span text:style-name="T1">What to do if patient has a fracture while on bisphosphonates?</text:span></text:p>
              </text:list-item>
              <text:list-item>
                <text:p text:style-name="P6"><text:span text:style-name="T1">What to do if BMD decreases while on treatment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Key points" draw:style-name="dp1" draw:master-page-name="Default" presentation:presentation-page-layout-name="AL2T1">
        <draw:frame presentation:style-name="pr1" draw:text-style-name="P2" draw:layer="layout" svg:width="23.914cm" svg:height="1.732cm" svg:x="2.059cm" svg:y="2.632cm" presentation:class="title" presentation:user-transformed="true">
          <draw:text-box>
            <text:p text:style-name="P1">Key points</text:p>
          </draw:text-box>
        </draw:frame>
        <draw:frame presentation:style-name="pr7" draw:text-style-name="P2" draw:layer="layout" svg:width="23.914cm" svg:height="4.119cm" svg:x="2.059cm" svg:y="5.837cm" presentation:class="outline" presentation:user-transformed="true">
          <draw:text-box>
            <text:list text:style-name="L2">
              <text:list-item>
                <text:p text:style-name="P4"><text:span text:style-name="T1">Don't treat the T-score, treat the fracture risk</text:span></text:p>
              </text:list-item>
              <text:list-item>
                <text:p text:style-name="P6"><text:span text:style-name="T1">Nonpharmacologic measures are very effectiv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015cm" svg:height="10.625cm" svg:x="3.293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5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87%" fo:text-align="start" fo:text-indent="0cm" style:punctuation-wrap="simple" style:line-break="strict" style:writing-mode="lr-tb">
        <style:tab-stops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Hiragino Mincho Pro W3'" style:font-pitch-asian="variable" style:font-size-asian="32pt" style:font-style-asian="normal" style:font-weight-asian="normal" style:font-family-complex="'Hiragino Mincho Pro W3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87%" fo:text-align="start" fo:text-indent="0cm" style:punctuation-wrap="simple" style:line-break="strict" style:writing-mode="lr-tb">
        <style:tab-stops>
          <style:tab-stop style:position="0.145cm"/>
          <style:tab-stop style:position="1.415cm"/>
          <style:tab-stop style:position="2.685cm"/>
          <style:tab-stop style:position="3.955cm"/>
          <style:tab-stop style:position="5.225cm"/>
          <style:tab-stop style:position="6.495cm"/>
          <style:tab-stop style:position="7.765cm"/>
          <style:tab-stop style:position="9.035cm"/>
          <style:tab-stop style:position="10.305cm"/>
          <style:tab-stop style:position="11.575cm"/>
          <style:tab-stop style:position="12.845cm"/>
          <style:tab-stop style:position="14.115cm"/>
          <style:tab-stop style:position="15.385cm"/>
          <style:tab-stop style:position="16.655cm"/>
          <style:tab-stop style:position="17.925cm"/>
          <style:tab-stop style:position="19.195cm"/>
          <style:tab-stop style:position="20.465cm"/>
          <style:tab-stop style:position="21.735cm"/>
          <style:tab-stop style:position="23.005cm"/>
          <style:tab-stop style:position="24.27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Hiragino Mincho Pro W3'" style:font-pitch-asian="variable" style:font-size-asian="28pt" style:font-style-asian="normal" style:font-weight-asian="normal" style:font-family-complex="'Hiragino Mincho Pro W3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87%" fo:text-align="start" fo:text-indent="0cm" style:punctuation-wrap="simple" style:line-break="strict" style:writing-mode="lr-tb">
        <style:tab-stops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4.34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Hiragino Mincho Pro W3'" style:font-pitch-asian="variable" style:font-size-asian="24pt" style:font-style-asian="normal" style:font-weight-asian="normal" style:font-family-complex="'Hiragino Mincho Pro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87%" fo:text-align="start" fo:text-indent="0cm" style:punctuation-wrap="simple" style:line-break="strict" style:writing-mode="lr-tb">
        <style:tab-stops>
          <style:tab-stop style:position="0.286cm"/>
          <style:tab-stop style:position="1.556cm"/>
          <style:tab-stop style:position="2.826cm"/>
          <style:tab-stop style:position="4.096cm"/>
          <style:tab-stop style:position="5.366cm"/>
          <style:tab-stop style:position="6.636cm"/>
          <style:tab-stop style:position="7.906cm"/>
          <style:tab-stop style:position="9.176cm"/>
          <style:tab-stop style:position="10.446cm"/>
          <style:tab-stop style:position="11.716cm"/>
          <style:tab-stop style:position="12.986cm"/>
          <style:tab-stop style:position="14.256cm"/>
          <style:tab-stop style:position="15.526cm"/>
          <style:tab-stop style:position="16.796cm"/>
          <style:tab-stop style:position="18.066cm"/>
          <style:tab-stop style:position="19.336cm"/>
          <style:tab-stop style:position="20.606cm"/>
          <style:tab-stop style:position="21.876cm"/>
          <style:tab-stop style:position="23.146cm"/>
          <style:tab-stop style:position="24.41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style-asian="normal" style:font-weight-asian="normal" style:font-family-complex="'Hiragino Mincho Pro W3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87%" fo:text-align="start" fo:text-indent="0cm" style:punctuation-wrap="simple" style:line-break="strict" style:writing-mode="lr-tb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style-asian="normal" style:font-weight-asian="normal" style:font-family-complex="'Hiragino Mincho Pro W3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87%" fo:text-align="start" fo:text-indent="0cm" style:punctuation-wrap="simple" style:line-break="strict" style:writing-mode="lr-tb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style-asian="normal" style:font-weight-asian="normal" style:font-family-complex="'Hiragino Mincho Pro W3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87%" fo:text-align="start" fo:text-indent="0cm" style:punctuation-wrap="simple" style:line-break="strict" style:writing-mode="lr-tb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style-asian="normal" style:font-weight-asian="normal" style:font-family-complex="'Hiragino Mincho Pro W3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87%" fo:text-align="start" fo:text-indent="0cm" style:punctuation-wrap="simple" style:line-break="strict" style:writing-mode="lr-tb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style-asian="normal" style:font-weight-asian="normal" style:font-family-complex="'Hiragino Mincho Pro W3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87%" fo:text-align="start" fo:text-indent="0cm" style:punctuation-wrap="simple" style:line-break="strict" style:writing-mode="lr-tb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style-asian="normal" style:font-weight-asian="normal" style:font-family-complex="'Hiragino Mincho Pro W3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Hiragino Mincho Pro W3'" style:font-pitch-asian="variable" style:font-size-asian="32pt" style:font-style-asian="normal" style:font-weight-asian="normal" style:font-family-complex="'Hiragino Mincho Pro W3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Hiragino Mincho Pro W3'" style:font-pitch-asian="variable" style:font-size-asian="44pt" style:font-style-asian="normal" style:font-weight-asian="normal" style:font-family-complex="'Hiragino Mincho Pro W3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05cm" svg:height="3.498cm" svg:x="2.058cm" svg:y="1.741cm" presentation:class="title" presentation:placeholder="true">
        <draw:text-box/>
      </draw:frame>
      <draw:frame presentation:style-name="Default-outline1" draw:layer="backgroundobjects" svg:width="23.905cm" svg:height="13.225cm" svg:x="2.058cm" svg:y="5.837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61cm" svg:height="9.574cm" svg:x="4.409cm" svg:y="2.795cm" presentation:class="page"/>
        <draw:frame presentation:style-name="Default-notes" draw:layer="backgroundobjects" svg:width="15.015cm" svg:height="10.624cm" svg:x="3.293cm" svg:y="13.299cm" presentation:class="notes" presentation:placeholder="true">
          <draw:text-box/>
        </draw:frame>
        <draw:page-thumbnail presentation:style-name="Default-title" draw:layer="backgroundobjects" svg:width="13.966cm" svg:height="10.474cm" svg:x="3.81cm" svg:y="2.1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Osteoporosis</dc:title>
    <dc:creator>Vinod Kurup</dc:creator>
    <dc:date>2009-07-22T09:10:18</dc:date>
    <meta:editing-cycles>1</meta:editing-cycles>
    <meta:editing-duration>PT52113H31M44S</meta:editing-duration>
    <meta:generator>OpenOffice.org/3.0$Linux OpenOffice.org_project/300m15$Build-9379</meta:gener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984in"/>
    </style:style>
    <style:style style:name="co2" style:family="table-column">
      <style:table-column-properties fo:break-before="auto" style:column-width="2.9925in"/>
    </style:style>
    <style:style style:name="co3" style:family="table-column">
      <style:table-column-properties fo:break-before="auto" style:column-width="2.9319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9299in"/>
    </style:style>
    <style:style style:name="ro1" style:family="table-row">
      <style:table-row-properties style:row-height="0.678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40pt" fo:font-style="normal" fo:text-shadow="none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4" table:default-cell-style-name="Default"/>
        <table:table-column table:style-name="co5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/>
          <table:table-cell table:style-name="ce3" office:value-type="string">
            <text:p>Normal BMD</text:p>
          </table:table-cell>
          <table:table-cell table:style-name="ce3" office:value-type="string">
            <text:p>Low BMD</text:p>
          </table:table-cell>
          <table:table-cell table:number-columns-repeated="1021"/>
        </table:table-row>
        <table:table-row table:style-name="ro2">
          <table:table-cell office:value-type="string">
            <text:p>Vitamin D</text:p>
          </table:table-cell>
          <table:table-cell office:value-type="float" office:value="2252">
            <text:p>2252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2">
          <table:table-cell office:value-type="string">
            <text:p>Alendronate</text:p>
          </table:table-cell>
          <table:table-cell office:value-type="float" office:value="1790">
            <text:p>1790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2">
          <table:table-cell office:value-type="string">
            <text:p>Risedronate</text:p>
          </table:table-cell>
          <table:table-cell office:value-type="float" office:value="2315">
            <text:p>2315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2">
          <table:table-cell office:value-type="string">
            <text:p>Raloxifene</text:p>
          </table:table-cell>
          <table:table-cell office:value-type="float" office:value="2381">
            <text:p>2381</text:p>
          </table:table-cell>
          <table:table-cell office:value-type="float" office:value="99">
            <text:p>99</text:p>
          </table:table-cell>
          <table:table-cell table:number-columns-repeated="102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2">07/22/2009</text:date>, <text:time>09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